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9.493cm" fo:margin-right="0cm" fo:line-height="150%" fo:text-indent="0.667cm" style:auto-text-indent="false"/>
      <style:text-properties style:font-name="Times New Roman" fo:font-size="12pt" officeooo:paragraph-rsid="001710da" style:font-name-asian="Symbol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2pt" officeooo:paragraph-rsid="001710da" style:font-name-asian="Symbol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officeooo:paragraph-rsid="001ba8a9" style:font-name-asian="Symbol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Times New Roman" fo:font-size="12pt" officeooo:paragraph-rsid="001710da" style:font-name-asian="Symbol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 fo:hyphenation-ladder-count="no-limit"/>
      <style:text-properties fo:color="#000000" style:font-name="Times New Roman" fo:font-size="12pt" officeooo:paragraph-rsid="001710da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line-height="150%" fo:text-indent="1.27cm" style:auto-text-indent="false"/>
      <style:text-properties style:font-name="Times New Roman" fo:font-size="12pt" officeooo:paragraph-rsid="001c7f89" style:font-name-asian="Symbol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indent="1.27cm" style:auto-text-indent="false"/>
      <style:text-properties style:font-name="Times New Roman" fo:font-size="12pt" officeooo:paragraph-rsid="001c830b" style:font-name-asian="Symbol" style:font-size-asian="12pt" style:font-size-complex="12pt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2pt" officeooo:paragraph-rsid="001c7f89" style:font-name-asian="Symbol" style:font-size-asian="12pt" style:font-size-complex="12pt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2pt" officeooo:paragraph-rsid="001c830b" style:font-name-asian="Symbol" style:font-size-asian="12pt" style:font-size-complex="12pt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2pt" officeooo:paragraph-rsid="0021915c" style:font-name-asian="Symbol" style:font-size-asian="12pt" style:font-size-complex="12pt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2pt" officeooo:rsid="001c830b" officeooo:paragraph-rsid="0021915c" style:font-name-asian="Symbol" style:font-size-asian="12pt" style:font-size-complex="12pt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2pt" officeooo:rsid="001c830b" officeooo:paragraph-rsid="001c830b" style:font-name-asian="Symbol" style:font-size-asian="12pt" style:font-size-complex="12pt"/>
    </style:style>
    <style:style style:name="P13" style:family="paragraph" style:parent-style-name="Standard">
      <style:paragraph-properties fo:margin-left="0cm" fo:margin-right="0.349cm" fo:margin-top="0.212cm" fo:margin-bottom="0cm" loext:contextual-spacing="false" fo:line-height="150%" fo:text-align="center" style:justify-single-word="false" fo:hyphenation-ladder-count="no-limit" fo:text-indent="0cm" style:auto-text-indent="false"/>
      <style:text-properties fo:color="#000000" style:font-name="Times New Roman" fo:font-size="12pt" fo:font-weight="bold" officeooo:paragraph-rsid="001710da" style:font-name-asian="Symbol" style:font-size-asian="12pt" style:language-asian="ar" style:country-asian="SA" style:font-weight-asian="bold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.349cm" fo:margin-top="0.212cm" fo:margin-bottom="0cm" loext:contextual-spacing="false" fo:line-height="150%" fo:text-align="center" style:justify-single-word="false" fo:hyphenation-ladder-count="no-limit" fo:text-indent="0cm" style:auto-text-indent="false"/>
      <style:text-properties fo:color="#000000" style:font-name="Times New Roman" fo:font-size="12pt" officeooo:paragraph-rsid="001710da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.349cm" fo:margin-top="0.212cm" fo:margin-bottom="0cm" loext:contextual-spacing="false" fo:line-height="150%" fo:text-align="center" style:justify-single-word="false" fo:hyphenation-ladder-count="no-limit" fo:text-indent="0cm" style:auto-text-indent="false"/>
      <style:text-properties style:font-name="Times New Roman" fo:font-size="12pt" officeooo:rsid="00104514" officeooo:paragraph-rsid="001710da" style:font-name-asian="Symbol" style:font-size-asian="12pt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.349cm" fo:line-height="150%" fo:text-align="center" style:justify-single-word="false" fo:hyphenation-ladder-count="no-limit" fo:text-indent="0cm" style:auto-text-indent="false"/>
      <style:text-properties fo:color="#000000" style:font-name="Times New Roman" fo:font-size="12pt" officeooo:paragraph-rsid="001710da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38cm" style:auto-text-indent="false"/>
      <style:text-properties style:font-name="Times New Roman" fo:font-size="12pt" officeooo:paragraph-rsid="001710da" style:font-name-asian="Symbol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paragraph-rsid="001710da" style:font-name-asian="Symbol" style:font-size-asian="12pt" style:font-size-complex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style:font-name="Times New Roman" fo:font-size="12pt" officeooo:paragraph-rsid="001710da" style:font-name-asian="Symbol" style:font-size-asian="12pt" style:font-size-complex="12pt"/>
    </style:style>
    <style:style style:name="P20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style:font-name="Times New Roman" fo:font-size="12pt" officeooo:paragraph-rsid="001ba8a9" style:font-name-asian="Symbol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1ba8a9" style:font-name-asian="Symbol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1710da" style:font-name-asian="Symbol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2pt" officeooo:paragraph-rsid="001710da" style:font-name-asian="Symbol" style:font-size-asian="12pt" style:font-size-complex="12pt"/>
    </style:style>
    <style:style style:name="P24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e61f8" officeooo:paragraph-rsid="0029188d" style:font-name-asian="Symbol" style:font-size-asian="12pt" style:font-size-complex="12pt"/>
    </style:style>
    <style:style style:name="P25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e61f8" officeooo:paragraph-rsid="001e61f8" style:font-name-asian="Symbol" style:font-size-asian="12pt" style:font-size-complex="12pt"/>
    </style:style>
    <style:style style:name="P26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c7f89" officeooo:paragraph-rsid="001c7f89" style:font-name-asian="Symbol" style:font-size-asian="12pt" style:font-size-complex="12pt"/>
    </style:style>
    <style:style style:name="P27" style:family="paragraph" style:parent-style-name="Standard" style:list-style-name="L3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efd0b" officeooo:paragraph-rsid="001efd0b" fo:background-color="transparent" style:font-name-asian="Symbol" style:font-size-asian="12pt" style:font-size-complex="12pt"/>
    </style:style>
    <style:style style:name="P28" style:family="paragraph" style:parent-style-name="Standard" style:list-style-name="L2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officeooo:rsid="001e61f8" officeooo:paragraph-rsid="001e61f8" style:font-name-asian="Symbol" style:font-size-asian="12pt" style:font-size-complex="12pt"/>
    </style:style>
    <style:style style:name="P29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officeooo:rsid="001e61f8" officeooo:paragraph-rsid="0029188d" style:font-name-asian="Symbol" style:font-size-asian="12pt" style:font-size-complex="12pt"/>
    </style:style>
    <style:style style:name="P30" style:family="paragraph" style:parent-style-name="Standard" style:list-style-name="L2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officeooo:rsid="001c7f89" officeooo:paragraph-rsid="001c7f89" style:font-name-asian="Symbol" style:font-size-asian="12pt" style:font-size-complex="12pt"/>
    </style:style>
    <style:style style:name="P31" style:family="paragraph" style:parent-style-name="Standard" style:list-style-name="L3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officeooo:rsid="001efd0b" officeooo:paragraph-rsid="001efd0b" fo:background-color="transparent" style:font-name-asian="Symbol" style:font-size-asian="12pt" style:font-size-complex="12pt"/>
    </style:style>
    <style:style style:name="T1" style:family="text">
      <style:text-properties officeooo:rsid="001a6e41"/>
    </style:style>
    <style:style style:name="T2" style:family="text">
      <style:text-properties officeooo:rsid="001ba8a9"/>
    </style:style>
    <style:style style:name="T3" style:family="text">
      <style:text-properties officeooo:rsid="001c7f89"/>
    </style:style>
    <style:style style:name="T4" style:family="text">
      <style:text-properties officeooo:rsid="001c830b"/>
    </style:style>
    <style:style style:name="T5" style:family="text">
      <style:text-properties officeooo:rsid="00255971"/>
    </style:style>
    <style:style style:name="T6" style:family="text">
      <style:text-properties officeooo:rsid="00276a10"/>
    </style:style>
    <style:style style:name="T7" style:family="text">
      <style:text-properties officeooo:rsid="0028118b"/>
    </style:style>
    <style:style style:name="T8" style:family="text">
      <style:text-properties officeooo:rsid="0029188d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И НАУКИ РОССИЙСКОЙ ФЕДЕРАЦИИ</text:p>
      <text:p text:style-name="P5">Федеральное государственное бюджетное образовательное учреждение высшего образования</text:p>
      <text:p text:style-name="P16">«ТОМСКИЙ ГОСУДАРСТВЕННЫЙ УНИВЕРСИТЕТ СИСТЕМ УПРАВЛЕНИЯ </text:p>
      <text:p text:style-name="P16">И РАДИОЭЛЕКТРОНИКИ» (ТУСУР)</text:p>
      <text:p text:style-name="P14"/>
      <text:p text:style-name="P2"/>
      <text:p text:style-name="P1">УТВЕРЖДАЮ</text:p>
      <text:p text:style-name="P1">Зав. кафедрой КИБЭВС</text:p>
      <text:p text:style-name="P1"/>
      <text:p text:style-name="P1">___________ А.А. Шелупанов</text:p>
      <text:p text:style-name="P1">«_____»___________20<text:span text:style-name="T1">17</text:span> г.</text:p>
      <text:p text:style-name="P2"/>
      <text:p text:style-name="P17"/>
      <text:p text:style-name="P2">ЗАДАНИЕ</text:p>
      <text:p text:style-name="P3">по дипломному проектированию студент<text:span text:style-name="T5">ке</text:span> <text:span text:style-name="T2">Мейта Марине Валерьевне</text:span></text:p>
      <text:p text:style-name="P3">групп<text:span text:style-name="T2">ы 722 </text:span><text:s/>факультет<text:span text:style-name="T2">а безопасности</text:span></text:p>
      <text:p text:style-name="P4"/>
      <text:p text:style-name="P18">1. Тема проекта (работы): <text:span text:style-name="T2">Определение авторства исходного кода.</text:span></text:p>
      <text:p text:style-name="P21">2. Срок сдачи студентом законченного проекта: <text:span text:style-name="T2">«___» _____________ 2017 г.</text:span> </text:p>
      <text:p text:style-name="P22">3. Исходные данные к проекту: </text:p>
      <text:list xml:id="list8208548131311403274" text:style-name="L1">
        <text:list-item>
          <text:p text:style-name="P24">научно-техническая литература по методам машинного обучения, определения авторства текстов, анализу исходного кода;</text:p>
        </text:list-item>
        <text:list-item>
          <text:p text:style-name="P29"><text:span text:style-name="T8">программа на языке программирования Python, разработанная в ходе научно-исследовательской работы по аналогичной теме</text:span>.</text:p>
        </text:list-item>
      </text:list>
      <text:p text:style-name="P18">4. Содержание расчетно-пояснительной записи:</text:p>
      <text:list xml:id="list4398163883183241221" text:style-name="L2">
        <text:list-item>
          <text:p text:style-name="P25">обзор существующих исследований, разработок, методов стилометрического анализа исходного кода программ;</text:p>
        </text:list-item>
        <text:list-item>
          <text:p text:style-name="P28">разработка программного обеспечения для анализа исходного кода программ с применением стилометрии для определения авторства программного обеспечения;</text:p>
        </text:list-item>
        <text:list-item>
          <text:p text:style-name="P28">подготовка и обработка тестового набора данных;</text:p>
        </text:list-item>
        <text:list-item>
          <text:p text:style-name="P28">исследование эффективности разработанной программы на основе модели анализа исходных кодов;</text:p>
        </text:list-item>
        <text:list-item>
          <text:p text:style-name="P28">анализ результатов;</text:p>
        </text:list-item>
        <text:list-item>
          <text:p text:style-name="P30"><text:soft-page-break/>технико-экономическое обоснование;</text:p>
        </text:list-item>
        <text:list-item>
          <text:p text:style-name="P26">вопросы безопасности жизнедеятельности.</text:p>
        </text:list-item>
      </text:list>
      <text:p text:style-name="P18">5. Перечень графического материала: </text:p>
      <text:list xml:id="list7050304816268135367" text:style-name="L3">
        <text:list-item>
          <text:p text:style-name="P27">презентация;</text:p>
        </text:list-item>
        <text:list-item>
          <text:p text:style-name="P31">примеры вывода результатов работы программы;</text:p>
        </text:list-item>
        <text:list-item>
          <text:p text:style-name="P31">UML-диаграммы, блок-схемы, графики, описывающие алгоритм работы программы.</text:p>
        </text:list-item>
      </text:list>
      <text:p text:style-name="P19">6. Консультанты по проекту:</text:p>
      <text:p text:style-name="P23"/>
      <text:p text:style-name="P9"><text:span text:style-name="T4">Консультант по технико-экономическому обоснованию</text:span>:</text:p>
      <text:p text:style-name="P9"><text:span text:style-name="T4">ст. преподаватель каф. КИБЭВС<text:tab/><text:tab/><text:tab/><text:tab/> <text:s text:c="12"/></text:span>_____________ <text:span text:style-name="T4">С.В. Глухарева</text:span></text:p>
      <text:p text:style-name="P7"><text:s/><text:tab/><text:tab/><text:tab/><text:tab/><text:tab/><text:tab/><text:tab/><text:tab/> <text:span text:style-name="T2">«___» _____________ 2017 г.</text:span></text:p>
      <text:p text:style-name="P9"><text:span text:style-name="T4">Консультант по безопасности жизнедеятельности</text:span>:</text:p>
      <text:p text:style-name="P11">кандидат технических наук, </text:p>
      <text:p text:style-name="P10"><text:span text:style-name="T4">доцент каф. КИБЭВС<text:tab/><text:tab/><text:tab/><text:tab/><text:tab/> <text:s text:c="12"/></text:span>_____________ <text:span text:style-name="T4">Е.М. Давыдова</text:span></text:p>
      <text:p text:style-name="P7"><text:s/><text:tab/><text:tab/><text:tab/><text:tab/><text:tab/><text:tab/><text:tab/><text:tab/> <text:span text:style-name="T2">«___» _____________ 2017 г</text:span></text:p>
      <text:p text:style-name="P4"/>
      <text:p text:style-name="P20">7. Дата выдачи задания: <text:span text:style-name="T2">«___» _____________ 2017 г.</text:span></text:p>
      <text:p text:style-name="P4"/>
      <text:p text:style-name="P8"><text:span text:style-name="T3">Руководитель</text:span>:</text:p>
      <text:p text:style-name="P12">кандидат технических наук, </text:p>
      <text:p text:style-name="P9"><text:span text:style-name="T4">доцент каф. БИС<text:tab/><text:tab/><text:tab/><text:tab/><text:tab/><text:tab/> <text:s text:c="12"/></text:span>_____________ <text:span text:style-name="T3">А.С. Романов</text:span></text:p>
      <text:p text:style-name="P6"><text:s/><text:tab/><text:tab/><text:tab/><text:tab/><text:tab/><text:tab/><text:tab/><text:tab/> <text:span text:style-name="T2">«___» _____________ 2017 г.</text:span></text:p>
      <text:p text:style-name="P8"/>
      <text:p text:style-name="P8">Задание принял<text:span text:style-name="T5">а</text:span> к исполнению:</text:p>
      <text:p text:style-name="P8"><text:span text:style-name="T3">студентка гр. 722<text:tab/><text:tab/><text:tab/><text:tab/><text:tab/><text:tab/> <text:s text:c="12"/></text:span>_____________ <text:span text:style-name="T3">М.В. Мейта</text:span></text:p>
      <text:p text:style-name="P6"><text:s/><text:tab/><text:tab/><text:tab/><text:tab/><text:tab/><text:tab/><text:tab/><text:tab/> <text:span text:style-name="T2">«___» _____________ 2017 г.</text:span></text:p>
      <text:p text:style-name="P4"><text:tab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3:10:28.939363730</meta:creation-date>
    <dc:date>2017-06-04T19:58:08.836811301</dc:date>
    <meta:editing-duration>PT1H15M4S</meta:editing-duration>
    <meta:editing-cycles>31</meta:editing-cycles>
    <meta:generator>LibreOffice/5.2.2.2$Linux_X86_64 LibreOffice_project/20m0$Build-2</meta:generator>
    <meta:document-statistic meta:table-count="0" meta:image-count="0" meta:object-count="0" meta:page-count="2" meta:paragraph-count="45" meta:word-count="244" meta:character-count="2181" meta:non-whitespace-character-count="1876"/>
  </office:meta>
</office:document-meta>
</file>